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g BSL to Text script</text:p>
      <text:p text:style-name="Standard"/>
      <text:p text:style-name="P1">Single words</text:p>
      <text:p text:style-name="P3"/>
      <text:p text:style-name="P3">University</text:p>
      <text:p text:style-name="P3">car</text:p>
      <text:p text:style-name="P3">toilet</text:p>
      <text:p text:style-name="P3">clock</text:p>
      <text:p text:style-name="P3">tower</text:p>
      <text:p text:style-name="P3">building</text:p>
      <text:p text:style-name="P3">road</text:p>
      <text:p text:style-name="P3">Guild</text:p>
      <text:p text:style-name="P3">tree</text:p>
      <text:p text:style-name="P3">bar</text:p>
      <text:p text:style-name="P3">information</text:p>
      <text:p text:style-name="P3">point</text:p>
      <text:p text:style-name="Standard">cafe</text:p>
      <text:p text:style-name="Standard">bus<text:line-break/>stop</text:p>
      <text:p text:style-name="Standard">station</text:p>
      <text:p text:style-name="Standard">train</text:p>
      <text:p text:style-name="Standard">taxi</text:p>
      <text:p text:style-name="Standard">rank</text:p>
      <text:p text:style-name="Standard">hospital</text:p>
      <text:p text:style-name="Standard">queen</text:p>
      <text:p text:style-name="Standard">Elizabeth</text:p>
      <text:p text:style-name="Standard">computer</text:p>
      <text:p text:style-name="Standard">suite</text:p>
      <text:p text:style-name="Standard">lift</text:p>
      <text:p text:style-name="Standard">shop</text:p>
      <text:p text:style-name="Standard">cash</text:p>
      <text:p text:style-name="Standard">machine</text:p>
      <text:p text:style-name="Standard">bank</text:p>
      <text:p text:style-name="Standard">society</text:p>
      <text:p text:style-name="Standard">students</text:p>
      <text:p text:style-name="Standard">union</text:p>
      <text:p text:style-name="Standard">Vale</text:p>
      <text:p text:style-name="Standard">Bristol</text:p>
      <text:p text:style-name="Standard">pub</text:p>
      <text:p text:style-name="Standard">the</text:p>
      <text:p text:style-name="Standard">in</text:p>
      <text:p text:style-name="Standard">nearest</text:p>
      <text:p text:style-name="Standard">with</text:p>
      <text:p text:style-name="Standard">without</text:p>
      <text:p text:style-name="Standard">any</text:p>
      <text:p text:style-name="Standard">a</text:p>
      <text:p text:style-name="Standard">news</text:p>
      <text:p text:style-name="Standard">stand</text:p>
      <text:p text:style-name="Standard">institute</text:p>
      <text:p text:style-name="Standard">Barber</text:p>
      <text:p text:style-name="Standard">Atkins</text:p>
      <text:p text:style-name="Standard">Muirhead</text:p>
      <text:p text:style-name="Standard"><text:soft-page-break/>Gisbert</text:p>
      <text:p text:style-name="Standard">Kapp</text:p>
      <text:p text:style-name="Standard">telephone</text:p>
      <text:p text:style-name="P4">Script</text:p>
      <text:p text:style-name="P3"/>
      <text:p text:style-name="P3">Where is the nearest telephone?</text:p>
      <text:p text:style-name="P3">Where is the Gisbert Kapp building?</text:p>
      <text:p text:style-name="P3">Where can I get a taxi?</text:p>
      <text:p text:style-name="P3">When is the next bus to the Vale?</text:p>
      <text:p text:style-name="P3">Which is the quickest way to University Centre?</text:p>
      <text:p text:style-name="P3">How old is the University?</text:p>
      <text:p text:style-name="P3">The University of Birmingham</text:p>
      <text:p text:style-name="P3">The Vale is north of the University</text:p>
      <text:p text:style-name="P3">How do I get to the Baber Institute?</text:p>
      <text:p text:style-name="P3">What is the quickest route from Gisbert Kapp to the Clock Tower?</text:p>
      <text:p text:style-name="P3">Where is the bus stop?</text:p>
      <text:p text:style-name="P3">The Gisbert Kapp building is 50 years old</text:p>
      <text:p text:style-name="P3">The Muirhead tower is north of the Clock tower</text:p>
      <text:p text:style-name="P3">Where is the Baber Institute?</text:p>
      <text:p text:style-name="P3">What is the quickest route to the train station?</text:p>
      <text:p text:style-name="P3">Where is the Bristol Road?</text:p>
      <text:p text:style-name="P3">How far away is the Gibert Kapp building?</text:p>
      <text:p text:style-name="P3">How long will it take to get to the Baber Institute?</text:p>
      <text:p text:style-name="P3">Where is the nearest cash machine?</text:p>
      <text:p text:style-name="P3">Where is the train station?</text:p>
      <text:p text:style-name="P3">When is the next bus?</text:p>
      <text:p text:style-name="P3">Where is the nearest bus stop to the Baber Institute?</text:p>
      <text:p text:style-name="P3">What road runs past the Gisbert Kapp building?</text:p>
      <text:p text:style-name="P3">Which building is nearest to the Baber Institute?</text:p>
      <text:p text:style-name="P3">The Baber Institute building nearest the machine</text:p>
      <text:p text:style-name="P3">What time is on the clock tower?</text:p>
      <text:p text:style-name="P3">What machine is in the Gisbert Kapp?</text:p>
      <text:p text:style-name="P3">Where is the cash machine nearest the road?</text:p>
      <text:p text:style-name="P3">What is the building nearest the road?</text:p>
      <text:p text:style-name="P3">When is the next train to the centre?</text:p>
      <text:p text:style-name="P3">What machine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Liberation Sans2" style:font-size-asian="12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m Black</meta:initial-creator>
    <meta:creation-date>2008-11-19T12:27:22</meta:creation-date>
    <dc:creator>Sam Black</dc:creator>
    <dc:date>2008-11-25T13:05:03</dc:date>
    <meta:editing-cycles>6</meta:editing-cycles>
    <meta:editing-duration>PT6H41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4" meta:word-count="276" meta:character-count="1459"/>
  </office:meta>
</office:document-meta>
</file>